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 fo:min-height="3cm" fo:min-width="5.45cm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 fo:min-height="2.278cm" fo:min-width="3.92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fo:min-height="1.556cm" fo:min-width="6.606cm"/>
    </style:style>
    <style:style style:name="gr5" style:family="graphic" style:parent-style-name="standard">
      <style:graphic-properties draw:textarea-horizontal-align="justify" draw:textarea-vertical-align="middle" draw:auto-grow-height="false" fo:min-height="4.624cm" fo:min-width="6.174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916cm" fo:min-width="4.466cm"/>
    </style:style>
    <style:style style:name="gr7" style:family="graphic" style:parent-style-name="standard">
      <style:graphic-properties draw:fill="solid" draw:fill-color="#83caff" draw:textarea-horizontal-align="justify" draw:textarea-vertical-align="middle" draw:auto-grow-height="false" fo:min-height="1.104cm" fo:min-width="6.054cm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 fo:min-height="2.278cm" fo:min-width="6.828cm"/>
    </style:style>
    <style:style style:name="gr9" style:family="graphic" style:parent-style-name="standard">
      <style:graphic-properties draw:fill="solid" draw:fill-color="#99ffcc" draw:textarea-horizontal-align="justify" draw:textarea-vertical-align="middle" draw:auto-grow-height="false" fo:min-height="2.368cm" fo:min-width="7.218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3cm" svg:height="3.6cm" svg:x="4.5cm" svg:y="7.5cm">
          <text:p text:style-name="P1">Abhängigkeiten im </text:p>
          <text:p text:style-name="P1">Vorankomm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7cm" svg:height="2.8cm" svg:x="14.4cm" svg:y="5.5cm">
          <text:p text:style-name="P1">Zwei </text:p>
          <text:p text:style-name="P1">verschiedene</text:p>
          <text:p text:style-name="P1"><text:s/>Teilgruppen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4.4cm" svg:y1="6.9cm" svg:x2="4.5cm" svg:y2="9.3cm" draw:start-shape="id1" draw:start-glue-point="3" draw:end-shape="id2" draw:end-glue-point="3" svg:d="M14400 6900c-15601 0-10651 2400-9900 2400" svg:viewBox="0 0 11237 2401">
          <text:p/>
        </draw:connector>
        <draw:custom-shape draw:style-name="gr4" draw:text-style-name="P1" xml:id="id3" draw:id="id3" draw:layer="layout" svg:width="7.3cm" svg:height="2cm" svg:x="10.7cm" svg:y="2.6cm">
          <text:p text:style-name="P1">Verschiedenes Experten-</text:p>
          <text:p text:style-name="P1">wiss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8cm" svg:y1="3.6cm" svg:x2="19.1cm" svg:y2="6.9cm" draw:start-shape="id3" draw:end-shape="id1" svg:d="M18000 3600c2403 0 1853 3300 1100 3300" svg:viewBox="0 0 1744 3301">
          <text:p/>
        </draw:connector>
        <draw:custom-shape draw:style-name="gr5" draw:text-style-name="P1" xml:id="id4" draw:id="id4" draw:layer="layout" svg:width="7.2cm" svg:height="5.4cm" svg:x="1.2cm" svg:y="13cm">
          <text:p text:style-name="P1">Spannungen im Projekt:</text:p>
          <text:p text:style-name="P1">- Ungeduld bzw. fehlende</text:p>
          <text:p text:style-name="P1">To dos</text:p>
          <text:p text:style-name="P1">-Zeitdru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7.65cm" svg:y1="11.1cm" svg:x2="4.8cm" svg:y2="13cm" draw:start-shape="id2" draw:end-shape="id4" svg:d="M7650 11100c0 1426-2850 477-2850 1900" svg:viewBox="0 0 2851 1901">
          <text:p/>
        </draw:connector>
        <draw:custom-shape draw:style-name="gr6" draw:text-style-name="P1" xml:id="id5" draw:id="id5" draw:layer="layout" svg:width="5.2cm" svg:height="2.4cm" svg:x="12.7cm" svg:y="19.7cm">
          <text:p text:style-name="P1">Projektleitung ist</text:p>
          <text:p text:style-name="P1">zögerli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3cm" svg:y1="19.7cm" svg:x2="4.8cm" svg:y2="18.4cm" draw:start-shape="id5" draw:end-shape="id4" draw:end-glue-point="2" svg:d="M15300 19700c0-973-10500-324-10500-1300" svg:viewBox="0 0 10501 1301">
          <text:p/>
        </draw:connector>
        <draw:custom-shape draw:style-name="gr7" draw:text-style-name="P1" xml:id="id6" draw:id="id6" draw:layer="layout" svg:width="6.7cm" svg:height="1.5cm" svg:x="11.9cm" svg:y="25.1cm">
          <text:p text:style-name="P1">Zeitplan spät erstel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25cm" svg:y1="25.1cm" svg:x2="4.8cm" svg:y2="18.4cm" draw:start-shape="id6" draw:end-shape="id4" draw:end-glue-point="2" svg:d="M15250 25100c0-5023-10450-1674-10450-6700" svg:viewBox="0 0 10451 6701">
          <text:p/>
        </draw:connector>
        <draw:custom-shape draw:style-name="gr8" draw:text-style-name="P1" xml:id="id7" draw:id="id7" draw:layer="layout" svg:width="7.6cm" svg:height="2.8cm" svg:x="1.6cm" svg:y="22.8cm">
          <text:p text:style-name="P1">Wenig Vorwissen</text:p>
          <text:p text:style-name="P1">auch in der Zeitplan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5.4cm" svg:y1="22.8cm" svg:x2="4.8cm" svg:y2="18.4cm" draw:start-shape="id7" draw:end-shape="id4" svg:d="M5400 22800c0-3298-600-1099-600-4400" svg:viewBox="0 0 601 4401">
          <text:p/>
        </draw:connector>
        <draw:custom-shape draw:style-name="gr9" draw:text-style-name="P1" xml:id="id8" draw:id="id8" draw:layer="layout" svg:width="8cm" svg:height="2.9cm" svg:x="11.3cm" svg:y="13.4cm">
          <text:p text:style-name="P1">transparent machen </text:p>
          <text:p text:style-name="P1">von Entwicklungsstand</text:p>
          <text:p text:style-name="P1">und Proz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1.3cm" svg:y1="14.85cm" svg:x2="8.4cm" svg:y2="15.7cm" draw:start-shape="id8" draw:end-shape="id4" svg:d="M11300 14850c-2173 0-724 850-2900 850" svg:viewBox="0 0 2901 851">
          <text:p/>
        </draw:connector>
        <draw:connector draw:style-name="gr10" draw:text-style-name="P1" draw:layer="layout" draw:type="line" svg:x1="16.75cm" svg:y1="8.3cm" svg:x2="15.3cm" svg:y2="13.4cm" draw:start-shape="id1" draw:end-shape="id8" svg:d="M16750 8300l-1450 5100" svg:viewBox="0 0 1451 5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14:09:30.879984644</meta:creation-date>
    <dc:date>2015-01-08T14:28:48.153572518</dc:date>
    <meta:editing-duration>PT2M6S</meta:editing-duration>
    <meta:editing-cycles>1</meta:editing-cycles>
    <meta:document-statistic meta:object-count="16"/>
    <meta:generator>LibreOffice/4.3.3.2$Linux_X86_64 LibreOffice_project/430m0$Build-2</meta:generator>
  </office:meta>
</office:document-meta>
</file>